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1f6d" officeooo:paragraph-rsid="001b1f6d"/>
    </style:style>
    <style:style style:name="P2" style:family="paragraph" style:parent-style-name="Standard">
      <style:text-properties officeooo:paragraph-rsid="001b1f6d"/>
    </style:style>
    <style:style style:name="P3" style:family="paragraph" style:parent-style-name="Standard">
      <style:text-properties officeooo:rsid="001b5bfe" officeooo:paragraph-rsid="001b5bfe"/>
    </style:style>
    <style:style style:name="P4" style:family="paragraph" style:parent-style-name="Standard">
      <style:text-properties officeooo:paragraph-rsid="001b5bfe"/>
    </style:style>
    <style:style style:name="P5" style:family="paragraph" style:parent-style-name="Standard">
      <style:text-properties officeooo:rsid="001b9d58" officeooo:paragraph-rsid="001b9d58"/>
    </style:style>
    <style:style style:name="P6" style:family="paragraph" style:parent-style-name="Standard">
      <style:text-properties officeooo:rsid="001ca3bd" officeooo:paragraph-rsid="001b5bfe"/>
    </style:style>
    <style:style style:name="P7" style:family="paragraph" style:parent-style-name="Standard">
      <style:text-properties officeooo:rsid="001ca3bd" officeooo:paragraph-rsid="001ca3bd"/>
    </style:style>
    <style:style style:name="P8" style:family="paragraph" style:parent-style-name="Standard">
      <style:text-properties officeooo:rsid="001e483e" officeooo:paragraph-rsid="001e483e"/>
    </style:style>
    <style:style style:name="T1" style:family="text">
      <style:text-properties officeooo:rsid="001b1f6d"/>
    </style:style>
    <style:style style:name="T2" style:family="text">
      <style:text-properties officeooo:rsid="001b5bfe"/>
    </style:style>
    <style:style style:name="T3" style:family="text">
      <style:text-properties officeooo:rsid="001b9d58"/>
    </style:style>
    <style:style style:name="T4" style:family="text">
      <style:text-properties officeooo:rsid="001e48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Title">MAGIC</text:p>
      <text:p text:style-name="P4"/>
      <text:p text:style-name="P4"/>
      <text:p text:style-name="P4"><text:span text:style-name="T2">A game that gives the player power to bend the world through magic. </text:span><text:span text:style-name="T3">The world is fighting back, trying to return it’s natural form.</text:span></text:p>
      <text:p text:style-name="P6"/>
      <text:p text:style-name="P7">Fun smaller technical project with minimum scope and option to expand on features.</text:p>
      <text:p text:style-name="P7">Make some sort of demo out of it, like 1 level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________________________________________________________________________________</text:p>
      <text:p text:style-name="P1"/>
      <text:h text:style-name="Heading_20_3" text:outline-level="3">Tehnical breakdown</text:h>
      <text:p text:style-name="P1">Game + Game engine c++</text:p>
      <text:p text:style-name="P1"/>
      <text:p text:style-name="P1"/>
      <text:p text:style-name="P1">--- 3 layer world ---</text:p>
      <text:p text:style-name="P1">Magic <text:span text:style-name="T3">that can change data.</text:span></text:p>
      <text:p text:style-name="P2"><text:span text:style-name="T1">Fully realtime editable </text:span><text:span text:style-name="T3">game</text:span><text:span text:style-name="T1"> data.</text:span></text:p>
      <text:p text:style-name="P5">Default and magical state of the world. User affects the world in some way and world tries to fall back in default state over time.</text:p>
      <text:p text:style-name="P2"/>
      <text:p text:style-name="P2"/>
      <text:p text:style-name="P2"/>
      <text:p text:style-name="P2"><text:span text:style-name="T1">-– Default game stuff ---</text:span></text:p>
      <text:p text:style-name="P1">Objects</text:p>
      <text:p text:style-name="P1">hierarhija</text:p>
      <text:p text:style-name="P1">fizika</text:p>
      <text:p text:style-name="P1">zvok</text:p>
      <text:p text:style-name="P1">3d renderiranje C++</text:p>
      <text:p text:style-name="P1"/>
      <text:p text:style-name="P1">--- <text:span text:style-name="T4">Team ---</text:span></text:p>
      <text:p text:style-name="P8">git</text:p>
      <text:p text:style-name="P8"/>
      <text:p text:style-name="P2"/>
      <text:p text:style-name="P2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5T20:55:12.306000000</meta:creation-date>
    <dc:date>2020-06-15T22:34:15.094000000</dc:date>
    <meta:editing-duration>PT7M19S</meta:editing-duration>
    <meta:editing-cycles>2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9" meta:word-count="113" meta:character-count="684" meta:non-whitespace-character-count="590"/>
  </office:meta>
</office:document-meta>
</file>